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B0EC0000846500000AF51614CE7AAF3E7167.svg" manifest:media-type="image/svg+xml"/>
  <manifest:file-entry manifest:full-path="Pictures/10000001000006410000008415A1C4BCE2A9E739.png" manifest:media-type="image/png"/>
  <manifest:file-entry manifest:full-path="Pictures/10000000000003AC0000031423339EA7CE717EFE.png" manifest:media-type="image/png"/>
  <manifest:file-entry manifest:full-path="Pictures/10000001000003C7000002059D8BAF0631D3F254.png" manifest:media-type="image/png"/>
  <manifest:file-entry manifest:full-path="Pictures/100006CA00009946000051F505AF15D1D5303030.svg" manifest:media-type="image/svg+xml"/>
  <manifest:file-entry manifest:full-path="Pictures/10000000000003F80000005E066F137FBF47EC8F.png" manifest:media-type="image/png"/>
  <manifest:file-entry manifest:full-path="Pictures/10000000000000E1000000E1FD4F5FEF5A802B0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19cm" svg:height="1.73cm" svg:x="3.793cm" svg:y="8.153cm">
          <draw:image xlink:href="Pictures/1000B0EC0000846500000AF51614CE7AAF3E7167.svg" xlink:type="simple" xlink:show="embed" xlink:actuate="onLoad" draw:mime-type="image/svg+xml">
            <text:p/>
          </draw:image>
          <draw:image xlink:href="Pictures/10000001000006410000008415A1C4BCE2A9E739.png" xlink:type="simple" xlink:show="embed" xlink:actuate="onLoad" draw:mime-type="image/png"/>
        </draw:frame>
        <draw:frame draw:style-name="gr1" draw:text-style-name="P1" draw:layer="layout" svg:width="21.504cm" svg:height="1.989cm" svg:x="3.5cm" svg:y="10.011cm">
          <draw:image xlink:href="Pictures/10000000000003F80000005E066F137FBF47EC8F.png" xlink:type="simple" xlink:show="embed" xlink:actuate="onLoad" draw:mime-type="image/png">
            <text:p/>
          </draw:image>
        </draw:frame>
        <draw:frame draw:style-name="gr1" draw:text-style-name="P1" draw:layer="layout" svg:width="12.158cm" svg:height="6.5cm" svg:x="7.921cm" svg:y="2.5cm">
          <draw:image xlink:href="Pictures/100006CA00009946000051F505AF15D1D5303030.svg" xlink:type="simple" xlink:show="embed" xlink:actuate="onLoad" draw:mime-type="image/svg+xml">
            <text:p/>
          </draw:image>
          <draw:image xlink:href="Pictures/10000001000003C7000002059D8BAF0631D3F254.png" xlink:type="simple" xlink:show="embed" xlink:actuate="onLoad" draw:mime-type="image/png"/>
          <svg:title>askui_logo-horizontal_positive_rgb</svg:titl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xml:id="id1" draw:id="id1" draw:layer="layout" svg:width="10.949cm" svg:height="5.854cm" svg:x="3cm" svg:y="2.646cm">
          <draw:image xlink:href="Pictures/100006CA00009946000051F505AF15D1D5303030.svg" xlink:type="simple" xlink:show="embed" xlink:actuate="onLoad" draw:mime-type="image/svg+xml">
            <text:p/>
          </draw:image>
          <draw:image xlink:href="Pictures/10000001000003C7000002059D8BAF0631D3F254.png" xlink:type="simple" xlink:show="embed" xlink:actuate="onLoad" draw:mime-type="image/png"/>
          <svg:title>askui_logo-horizontal_positive_rgb</svg:title>
        </draw:frame>
        <draw:frame draw:style-name="gr1" draw:text-style-name="P1" xml:id="id3" draw:id="id3" draw:layer="layout" svg:width="10.407cm" svg:height="8.724cm" svg:x="13.593cm" svg:y="4.776cm">
          <draw:image xlink:href="Pictures/10000000000003AC0000031423339EA7CE717EFE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4.762cm" svg:height="4.762cm" svg:x="6.238cm" svg:y="8.5cm">
          <draw:image xlink:href="Pictures/10000000000000E1000000E1FD4F5FEF5A802B0D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01cm" svg:y="0.629cm" presentation:class="title" presentation:user-transformed="true">
          <draw:text-box>
            <text:p>Ide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2T17:38:14.112000000</meta:creation-date>
    <dc:date>2023-03-13T00:13:43.396000000</dc:date>
    <meta:editing-duration>PT6H35M29S</meta:editing-duration>
    <meta:editing-cycles>2</meta:editing-cycles>
    <meta:generator>LibreOffice/7.5.0.3$Windows_X86_64 LibreOffice_project/c21113d003cd3efa8c53188764377a8272d9d6de</meta:generator>
    <meta:document-statistic meta:object-count="32"/>
  </office:meta>
</office:document-meta>
</file>